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c318b" style:font-weight-asian="bold" style:font-weight-complex="bold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weight="bold" officeooo:paragraph-rsid="001c318b" style:font-weight-asian="bold" style:font-weight-complex="bold"/>
    </style:style>
    <style:style style:name="P3" style:family="paragraph" style:parent-style-name="Standard">
      <style:text-properties fo:font-weight="bold" officeooo:rsid="000ef1c1" officeooo:paragraph-rsid="001c318b" style:font-weight-asian="bold" style:font-weight-complex="bold"/>
    </style:style>
    <style:style style:name="P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weight="bold" officeooo:paragraph-rsid="001eda34" style:font-weight-asian="bold" style:font-weight-complex="bold"/>
    </style:style>
    <style:style style:name="P5" style:family="paragraph" style:parent-style-name="Standard">
      <style:text-properties fo:font-weight="normal" officeooo:paragraph-rsid="001c318b" style:font-weight-asian="normal" style:font-weight-complex="normal"/>
    </style:style>
    <style:style style:name="P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000000" loext:opacity="100%" style:font-name="JetBrains Mono" fo:font-size="10pt" fo:font-style="normal" fo:font-weight="bold" officeooo:rsid="000ef1c1" officeooo:paragraph-rsid="001c318b" style:font-size-asian="10pt" style:font-style-asian="normal" style:font-weight-asian="bold" style:font-weight-complex="bold"/>
    </style:style>
    <style:style style:name="P7" style:family="paragraph" style:parent-style-name="Standard_20__28_user_29_">
      <style:text-properties style:font-name="Liberation Serif" fo:font-weight="normal" officeooo:paragraph-rsid="001c318b" style:font-name-asian="Tahoma1" style:font-weight-asian="normal" style:font-name-complex="Droid Sans Devanagari" style:font-weight-complex="normal"/>
    </style:style>
    <style:style style:name="P8" style:family="paragraph" style:parent-style-name="Standard_20__28_user_29_">
      <style:paragraph-properties fo:text-align="end" style:justify-single-word="false"/>
      <style:text-properties officeooo:paragraph-rsid="001c318b"/>
    </style:style>
    <style:style style:name="P9" style:family="paragraph" style:parent-style-name="Standard_20__28_user_29_">
      <style:text-properties fo:font-weight="bold" officeooo:rsid="000ef1c1" officeooo:paragraph-rsid="001c318b" style:font-weight-asian="bold" style:font-weight-complex="bold"/>
    </style:style>
    <style:style style:name="P10" style:family="paragraph" style:parent-style-name="Standard_20__28_user_29_">
      <style:text-properties fo:font-weight="bold" officeooo:paragraph-rsid="001c318b" style:font-weight-asian="bold" style:font-weight-complex="bold"/>
    </style:style>
    <style:style style:name="P11" style:family="paragraph" style:parent-style-name="Standard_20__28_user_29_">
      <style:text-properties fo:font-weight="normal" officeooo:paragraph-rsid="001c318b" style:font-weight-asian="normal" style:font-weight-complex="normal"/>
    </style:style>
    <style:style style:name="P12" style:family="paragraph" style:parent-style-name="Standard_20__28_user_29_">
      <style:text-properties fo:color="#000000" loext:opacity="100%" style:font-name="JetBrains Mono" fo:font-size="10pt" fo:font-style="normal" fo:font-weight="normal" officeooo:paragraph-rsid="001c318b" style:font-size-asian="10pt" style:font-style-asian="normal" style:font-weight-asian="normal" style:font-weight-complex="bold"/>
    </style:style>
    <style:style style:name="P13" style:family="paragraph" style:parent-style-name="Standard_20__28_user_29_">
      <style:text-properties officeooo:paragraph-rsid="001c318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db0d" style:font-weight-asian="bold" style:font-weight-complex="bold"/>
    </style:style>
    <style:style style:name="T3" style:family="text">
      <style:text-properties fo:font-weight="bold" officeooo:rsid="0004fa68" style:font-weight-asian="bold" style:font-weight-complex="bold"/>
    </style:style>
    <style:style style:name="T4" style:family="text">
      <style:text-properties fo:font-weight="bold" officeooo:rsid="001c318b" style:font-weight-asian="bold" style:font-weight-complex="bold"/>
    </style:style>
    <style:style style:name="T5" style:family="text">
      <style:text-properties fo:font-weight="bold" style:font-name-asian="Times New Roman1" style:font-weight-asian="bold" style:font-name-complex="Times New Roman1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4fa68" style:font-weight-asian="normal" style:font-weight-complex="normal"/>
    </style:style>
    <style:style style:name="T8" style:family="text">
      <style:text-properties fo:font-weight="normal" officeooo:rsid="001c318b" style:font-weight-asian="normal" style:font-weight-complex="normal"/>
    </style:style>
    <style:style style:name="T9" style:family="text">
      <style:text-properties style:font-name="Liberation Serif" fo:font-weight="bold" style:font-name-asian="Tahoma1" style:font-weight-asian="bold" style:font-name-complex="Droid Sans Devanagari" style:font-weight-complex="bold"/>
    </style:style>
    <style:style style:name="T10" style:family="text">
      <style:text-properties style:font-name="Liberation Serif" fo:font-weight="normal" style:font-name-asian="Tahoma1" style:font-weight-asian="normal" style:font-name-complex="Droid Sans Devanagari" style:font-weight-complex="normal"/>
    </style:style>
    <style:style style:name="T11" style:family="text">
      <style:text-properties style:font-name="Liberation Serif" fo:font-weight="normal" officeooo:rsid="0004fa68" style:font-name-asian="Tahoma1" style:font-weight-asian="normal" style:font-name-complex="Droid Sans Devanagari" style:font-weight-complex="normal"/>
    </style:style>
    <style:style style:name="T12" style:family="text">
      <style:text-properties style:font-name="Liberation Serif" fo:font-weight="normal" officeooo:rsid="000c1eec" style:font-name-asian="Tahoma1" style:font-weight-asian="normal" style:font-name-complex="Droid Sans Devanagari" style:font-weight-complex="normal"/>
    </style:style>
    <style:style style:name="T13" style:family="text">
      <style:text-properties style:font-name="Liberation Serif" fo:font-weight="normal" officeooo:rsid="001c318b" style:font-name-asian="Tahoma1" style:font-weight-asian="normal" style:font-name-complex="Droid Sans Devanagari" style:font-weight-complex="normal"/>
    </style:style>
    <style:style style:name="T14" style:family="text">
      <style:text-properties style:font-name="Liberation Serif" style:font-name-asian="Tahoma1" style:font-name-complex="Droid Sans Devanagari"/>
    </style:style>
    <style:style style:name="T15" style:family="text">
      <style:text-properties style:font-name="Liberation Serif" officeooo:rsid="001c318b" style:font-name-asian="Tahoma1" style:font-name-complex="Droid Sans Devanagari"/>
    </style:style>
    <style:style style:name="T1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cc7832" loext:opacity="100%" style:font-name="JetBrains Mono" fo:font-size="10pt" fo:font-style="normal" style:font-size-asian="10pt" style:font-style-asian="normal"/>
    </style:style>
    <style:style style:name="T19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a9b7c6" loext:opacity="100%" style:font-name="JetBrains Mono" fo:font-size="10pt" fo:font-style="normal" style:font-size-asian="10pt" style:font-style-asian="normal"/>
    </style:style>
    <style:style style:name="T22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b200b2" loext:opacity="100%" style:font-name="JetBrains Mono" fo:font-size="10pt" fo:font-style="normal" style:font-size-asian="10pt" style:font-style-asian="normal"/>
    </style:style>
    <style:style style:name="T24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94558d" loext:opacity="100%" style:font-name="JetBrains Mono" fo:font-size="10pt" fo:font-style="normal" style:font-size-asian="10pt" style:font-style-asian="normal"/>
    </style:style>
    <style:style style:name="T26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ffc66d" loext:opacity="100%" style:font-name="JetBrains Mono" fo:font-size="10pt" fo:font-style="normal" style:font-size-asian="10pt" style:font-style-asian="normal"/>
    </style:style>
    <style:style style:name="T29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8888c6" loext:opacity="100%" style:font-name="JetBrains Mono" fo:font-size="10pt" fo:font-style="normal" style:font-size-asian="10pt" style:font-style-asian="normal"/>
    </style:style>
    <style:style style:name="T3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6a8759" loext:opacity="100%" style:font-name="JetBrains Mono" fo:font-size="10pt" fo:font-style="normal" style:font-size-asian="10pt" style:font-style-asian="normal"/>
    </style:style>
    <style:style style:name="T35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6897bb" loext:opacity="100%" style:font-name="JetBrains Mono" fo:font-size="10pt" fo:font-style="normal" style:font-size-asian="10pt" style:font-style-asian="normal"/>
    </style:style>
    <style:style style:name="T38" style:family="text">
      <style:text-properties officeooo:rsid="0004fa68"/>
    </style:style>
    <style:style style:name="T39" style:family="text">
      <style:text-properties officeooo:rsid="0005df1f"/>
    </style:style>
    <style:style style:name="T40" style:family="text">
      <style:text-properties fo:color="#72737a" loext:opacity="100%" style:font-name="JetBrains Mono" fo:font-size="10pt" fo:font-style="normal" style:font-size-asian="10pt" style:font-style-asian="normal"/>
    </style:style>
    <style:style style:name="T41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808080" loext:opacity="100%" fo:font-weight="normal" style:font-weight-asian="normal"/>
    </style:style>
    <style:style style:name="T43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Студент группы ИС-22 Енгибарян М.В.</text:p>
      <text:p text:style-name="P13"><text:span text:style-name="T1">Практическое занятие </text:span><text:span text:style-name="T5">№</text:span><text:span text:style-name="T1"> </text:span><text:span text:style-name="T2">1</text:span><text:span text:style-name="T4">7</text:span></text:p>
      <text:p text:style-name="P10"/>
      <text:p text:style-name="P13"><text:span text:style-name="T1">Тема:</text:span><text:span text:style-name="T6"> <text:s/>составление программ с использованием GUI Tkinter в IDE PyCharm Community, изучение возможностей модуля OS.</text:span></text:p>
      <text:p text:style-name="P11"/>
      <text:p text:style-name="P13"><text:span text:style-name="T9">Цель: <text:s/></text:span><text:span text:style-name="T10">закрепить усвоенные знания, понятия, алгоритмы,</text:span></text:p>
      <text:p text:style-name="P11"><text:span text:style-name="T14">основные принципы составления программ, приобрести навыки составление</text:span></text:p>
      <text:p text:style-name="P11"><text:span text:style-name="T14">программ с использованием GUI Tkinter в IDE PyCharm Community, изучить</text:span></text:p>
      <text:p text:style-name="P11"><text:span text:style-name="T14">возможности модуля OS.</text:span></text:p>
      <text:p text:style-name="P13"><text:span text:style-name="T10"/></text:p>
      <text:p text:style-name="P9">Задача 1.</text:p>
      <text:p text:style-name="P9"/>
      <text:p text:style-name="P10">Постановка задачи: </text:p>
      <text:p text:style-name="P12"><text:bookmark-start text:name="__DdeLink__109_2597649753"/><text:s/>В соответствии с номером варианта перейти по ссылке на прототип. Реализовать<text:bookmark-end text:name="__DdeLink__109_2597649753"/></text:p>
      <text:p text:style-name="P12">его в IDE PyCharm Community с применением пакета tk. Получить интерфейс максимально</text:p>
      <text:p text:style-name="P12">приближенный к оригиналу (см. таблицу 1).</text:p>
      <text:p text:style-name="P12"/>
      <text:p text:style-name="P10">Текст программы:</text:p>
      <text:p text:style-name="P2"><text:span text:style-name="T16">import </text:span><text:span text:style-name="T19">tkinter </text:span><text:span text:style-name="T16">as </text:span><text:span text:style-name="T19">tk</text:span><text:line-break/><text:span text:style-name="T16">from </text:span><text:span text:style-name="T19">tkinter </text:span><text:span text:style-name="T16">import </text:span><text:span text:style-name="T19">ttk</text:span><text:line-break/><text:line-break/><text:span text:style-name="T16">def </text:span><text:span text:style-name="T26">send_form</text:span><text:span text:style-name="T19">():</text:span><text:line-break/><text:span text:style-name="T19"> <text:s text:c="3"/>name = name_entry.get()</text:span><text:line-break/><text:span text:style-name="T19"> <text:s text:c="3"/>email = email_entry.get()</text:span><text:line-break/><text:span text:style-name="T19"> <text:s text:c="3"/>message = message_entry.get(</text:span><text:span text:style-name="T32">"1.0"</text:span><text:span text:style-name="T16">, </text:span><text:span text:style-name="T32">"end-1c"</text:span><text:span text:style-name="T19">)</text:span><text:line-break/><text:span text:style-name="T19"> <text:s text:c="3"/>inquiry = inquiry_var.get()</text:span><text:line-break/><text:line-break/><text:span text:style-name="T19"> <text:s text:c="3"/></text:span><text:span text:style-name="T16">if </text:span><text:span text:style-name="T19">name </text:span><text:span text:style-name="T16">and </text:span><text:span text:style-name="T19">email </text:span><text:span text:style-name="T16">and </text:span><text:span text:style-name="T19">message </text:span><text:span text:style-name="T16">and </text:span><text:span text:style-name="T19">inquiry:</text:span><text:line-break/><text:span text:style-name="T19"> <text:s text:c="7"/></text:span><text:span text:style-name="T29">print</text:span><text:span text:style-name="T19">(</text:span><text:span text:style-name="T32">"Name:"</text:span><text:span text:style-name="T16">, </text:span><text:span text:style-name="T19">name)</text:span><text:line-break/><text:span text:style-name="T19"> <text:s text:c="7"/></text:span><text:span text:style-name="T29">print</text:span><text:span text:style-name="T19">(</text:span><text:span text:style-name="T32">"Email:"</text:span><text:span text:style-name="T16">, </text:span><text:span text:style-name="T19">email)</text:span><text:line-break/><text:span text:style-name="T19"> <text:s text:c="7"/></text:span><text:span text:style-name="T29">print</text:span><text:span text:style-name="T19">(</text:span><text:span text:style-name="T32">"Message:"</text:span><text:span text:style-name="T16">, </text:span><text:span text:style-name="T19">message)</text:span><text:line-break/><text:span text:style-name="T19"> <text:s text:c="7"/></text:span><text:span text:style-name="T29">print</text:span><text:span text:style-name="T19">(</text:span><text:span text:style-name="T32">"Inquiry:"</text:span><text:span text:style-name="T16">, </text:span><text:span text:style-name="T19">inquiry)</text:span><text:line-break/><text:span text:style-name="T19"> <text:s text:c="3"/></text:span><text:span text:style-name="T16">else</text:span><text:span text:style-name="T19">:</text:span><text:line-break/><text:span text:style-name="T19"> <text:s text:c="7"/>status_label.config(</text:span><text:span text:style-name="T43">text</text:span><text:span text:style-name="T19">=</text:span><text:span text:style-name="T32">"Please fill all entries."</text:span><text:span text:style-name="T16">, </text:span><text:span text:style-name="T43">fg</text:span><text:span text:style-name="T19">=</text:span><text:span text:style-name="T32">"red"</text:span><text:span text:style-name="T19">)</text:span><text:line-break/><text:line-break/><text:span text:style-name="T19">root = tk.Tk()</text:span><text:line-break/><text:span text:style-name="T19">root.title(</text:span><text:span text:style-name="T32">"Contact Form"</text:span><text:span text:style-name="T19">)</text:span><text:line-break/><text:span text:style-name="T19">root.geometry(</text:span><text:span text:style-name="T32">"400x300"</text:span><text:span text:style-name="T19">)</text:span><text:line-break/><text:line-break/><text:span text:style-name="T19">form_title_label = tk.Label(root</text:span><text:span text:style-name="T16">, </text:span><text:span text:style-name="T43">text</text:span><text:span text:style-name="T19">=</text:span><text:span text:style-name="T32">"Contact Form"</text:span><text:span text:style-name="T16">, </text:span><text:span text:style-name="T43">font</text:span><text:span text:style-name="T19">=(</text:span><text:span text:style-name="T32">"Helvetica"</text:span><text:span text:style-name="T16">, </text:span><text:span text:style-name="T35">16</text:span><text:span text:style-name="T16">, </text:span><text:span text:style-name="T32">"bold"</text:span><text:span text:style-name="T19">))</text:span><text:line-break/><text:span text:style-name="T19">form_title_label.grid(</text:span><text:span text:style-name="T43">row</text:span><text:span text:style-name="T19">=</text:span><text:span text:style-name="T35">0</text:span><text:span text:style-name="T16">, </text:span><text:span text:style-name="T43">column</text:span><text:span text:style-name="T19">=</text:span><text:span text:style-name="T35">0</text:span><text:span text:style-name="T16">, </text:span><text:span text:style-name="T43">columnspan</text:span><text:span text:style-name="T19">=</text:span><text:span text:style-name="T35">2</text:span><text:span text:style-name="T16">, </text:span><text:span text:style-name="T43">sticky</text:span><text:span text:style-name="T19">=</text:span><text:span text:style-name="T32">"w"</text:span><text:span text:style-name="T19">)</text:span><text:line-break/><text:line-break/><text:span text:style-name="T19">separator = ttk.Separator(root</text:span><text:span text:style-name="T16">, </text:span><text:span text:style-name="T43">orient</text:span><text:span text:style-name="T19">=</text:span><text:span text:style-name="T32">"horizontal"</text:span><text:span text:style-name="T19">)</text:span><text:line-break/><text:span text:style-name="T19">separator.grid(</text:span><text:span text:style-name="T43">row</text:span><text:span text:style-name="T19">=</text:span><text:span text:style-name="T35">2</text:span><text:span text:style-name="T16">, </text:span><text:span text:style-name="T43">column</text:span><text:span text:style-name="T19">=</text:span><text:span text:style-name="T35">0</text:span><text:span text:style-name="T16">, </text:span><text:span text:style-name="T43">columnspan</text:span><text:span text:style-name="T19">=</text:span><text:span text:style-name="T35">2</text:span><text:span text:style-name="T16">, </text:span><text:span text:style-name="T43">sticky</text:span><text:span text:style-name="T19">=</text:span><text:span text:style-name="T32">"ew"</text:span><text:span text:style-name="T16">, </text:span><text:span text:style-name="T43">pady</text:span><text:span text:style-name="T19">=</text:span><text:span text:style-name="T35">5</text:span><text:span text:style-name="T19">)</text:span><text:line-break/><text:line-break/><text:span text:style-name="T19">name_label = tk.Label(root</text:span><text:span text:style-name="T16">, </text:span><text:span text:style-name="T43">text</text:span><text:span text:style-name="T19">=</text:span><text:span text:style-name="T32">"Name:"</text:span><text:span text:style-name="T19">)</text:span><text:line-break/><text:span text:style-name="T19">name_label.grid(</text:span><text:span text:style-name="T43">row</text:span><text:span text:style-name="T19">=</text:span><text:span text:style-name="T35">3</text:span><text:span text:style-name="T16">, </text:span><text:span text:style-name="T43">column</text:span><text:span text:style-name="T19">=</text:span><text:span text:style-name="T35">0</text:span><text:span text:style-name="T16">, </text:span><text:span text:style-name="T43">sticky</text:span><text:span text:style-name="T19">=</text:span><text:span text:style-name="T32">"w"</text:span><text:span text:style-name="T19">)</text:span><text:line-break/><text:span text:style-name="T19">name_entry = tk.Entry(root)</text:span><text:line-break/><text:span text:style-name="T19">name_entry.grid(</text:span><text:span text:style-name="T43">row</text:span><text:span text:style-name="T19">=</text:span><text:span text:style-name="T35">3</text:span><text:span text:style-name="T16">, </text:span><text:span text:style-name="T43">column</text:span><text:span text:style-name="T19">=</text:span><text:span text:style-name="T35">1</text:span><text:span text:style-name="T16">, </text:span><text:span text:style-name="T43">pady</text:span><text:span text:style-name="T19">=</text:span><text:span text:style-name="T35">5</text:span><text:span text:style-name="T19">)</text:span><text:line-break/><text:line-break/><text:span text:style-name="T19">email_label = tk.Label(root</text:span><text:span text:style-name="T16">, </text:span><text:span text:style-name="T43">text</text:span><text:span text:style-name="T19">=</text:span><text:span text:style-name="T32">"Email:"</text:span><text:span text:style-name="T19">)</text:span><text:line-break/><text:span text:style-name="T19">email_label.grid(</text:span><text:span text:style-name="T43">row</text:span><text:span text:style-name="T19">=</text:span><text:span text:style-name="T35">4</text:span><text:span text:style-name="T16">, </text:span><text:span text:style-name="T43">column</text:span><text:span text:style-name="T19">=</text:span><text:span text:style-name="T35">0</text:span><text:span text:style-name="T16">, </text:span><text:span text:style-name="T43">sticky</text:span><text:span text:style-name="T19">=</text:span><text:span text:style-name="T32">"w"</text:span><text:span text:style-name="T19">)</text:span><text:line-break/><text:soft-page-break/><text:span text:style-name="T19">email_entry = tk.Entry(root)</text:span><text:line-break/><text:span text:style-name="T19">email_entry.grid(</text:span><text:span text:style-name="T43">row</text:span><text:span text:style-name="T19">=</text:span><text:span text:style-name="T35">4</text:span><text:span text:style-name="T16">, </text:span><text:span text:style-name="T43">column</text:span><text:span text:style-name="T19">=</text:span><text:span text:style-name="T35">1</text:span><text:span text:style-name="T16">, </text:span><text:span text:style-name="T43">pady</text:span><text:span text:style-name="T19">=</text:span><text:span text:style-name="T35">5</text:span><text:span text:style-name="T19">)</text:span><text:line-break/><text:line-break/><text:span text:style-name="T19">message_label = tk.Label(root</text:span><text:span text:style-name="T16">, </text:span><text:span text:style-name="T43">text</text:span><text:span text:style-name="T19">=</text:span><text:span text:style-name="T32">"Message:"</text:span><text:span text:style-name="T19">)</text:span><text:line-break/><text:span text:style-name="T19">message_label.grid(</text:span><text:span text:style-name="T43">row</text:span><text:span text:style-name="T19">=</text:span><text:span text:style-name="T35">5</text:span><text:span text:style-name="T16">, </text:span><text:span text:style-name="T43">column</text:span><text:span text:style-name="T19">=</text:span><text:span text:style-name="T35">0</text:span><text:span text:style-name="T16">, </text:span><text:span text:style-name="T43">sticky</text:span><text:span text:style-name="T19">=</text:span><text:span text:style-name="T32">"w"</text:span><text:span text:style-name="T19">)</text:span><text:line-break/><text:span text:style-name="T19">message_entry = tk.Text(root</text:span><text:span text:style-name="T16">, </text:span><text:span text:style-name="T43">height</text:span><text:span text:style-name="T19">=</text:span><text:span text:style-name="T35">5</text:span><text:span text:style-name="T16">, </text:span><text:span text:style-name="T43">width</text:span><text:span text:style-name="T19">=</text:span><text:span text:style-name="T35">30</text:span><text:span text:style-name="T19">)</text:span><text:line-break/><text:span text:style-name="T19">message_entry.grid(</text:span><text:span text:style-name="T43">row</text:span><text:span text:style-name="T19">=</text:span><text:span text:style-name="T35">5</text:span><text:span text:style-name="T16">, </text:span><text:span text:style-name="T43">column</text:span><text:span text:style-name="T19">=</text:span><text:span text:style-name="T35">1</text:span><text:span text:style-name="T16">, </text:span><text:span text:style-name="T43">pady</text:span><text:span text:style-name="T19">=</text:span><text:span text:style-name="T35">5</text:span><text:span text:style-name="T19">)</text:span><text:line-break/><text:line-break/><text:span text:style-name="T19">inquiry_label = tk.Label(root</text:span><text:span text:style-name="T16">, </text:span><text:span text:style-name="T43">text</text:span><text:span text:style-name="T19">=</text:span><text:span text:style-name="T32">"Subject:"</text:span><text:span text:style-name="T19">)</text:span><text:line-break/><text:span text:style-name="T19">inquiry_label.grid(</text:span><text:span text:style-name="T43">row</text:span><text:span text:style-name="T19">=</text:span><text:span text:style-name="T35">6</text:span><text:span text:style-name="T16">, </text:span><text:span text:style-name="T43">column</text:span><text:span text:style-name="T19">=</text:span><text:span text:style-name="T35">0</text:span><text:span text:style-name="T16">, </text:span><text:span text:style-name="T43">sticky</text:span><text:span text:style-name="T19">=</text:span><text:span text:style-name="T32">"w"</text:span><text:span text:style-name="T19">)</text:span><text:line-break/><text:span text:style-name="T19">inquiry_var = tk.StringVar()</text:span><text:line-break/><text:span text:style-name="T19">inquiry_dropdown = ttk.Combobox(root</text:span><text:span text:style-name="T16">, </text:span><text:span text:style-name="T43">textvariable</text:span><text:span text:style-name="T19">=inquiry_var</text:span><text:span text:style-name="T16">, </text:span><text:span text:style-name="T43">values</text:span><text:span text:style-name="T19">=[</text:span><text:span text:style-name="T32">"Product Inquiry"</text:span><text:span text:style-name="T16">, </text:span><text:span text:style-name="T32">"Product Inquiry2"</text:span><text:span text:style-name="T16">, </text:span><text:span text:style-name="T32">"Product Inquiry3"</text:span><text:span text:style-name="T19">])</text:span><text:line-break/><text:span text:style-name="T19">inquiry_dropdown.grid(</text:span><text:span text:style-name="T43">row</text:span><text:span text:style-name="T19">=</text:span><text:span text:style-name="T35">6</text:span><text:span text:style-name="T16">, </text:span><text:span text:style-name="T43">column</text:span><text:span text:style-name="T19">=</text:span><text:span text:style-name="T35">1</text:span><text:span text:style-name="T16">, </text:span><text:span text:style-name="T43">pady</text:span><text:span text:style-name="T19">=</text:span><text:span text:style-name="T35">5</text:span><text:span text:style-name="T19">)</text:span><text:line-break/><text:line-break/><text:span text:style-name="T19">send_button = tk.Button(root</text:span><text:span text:style-name="T16">, </text:span><text:span text:style-name="T43">text</text:span><text:span text:style-name="T19">=</text:span><text:span text:style-name="T32">"Send"</text:span><text:span text:style-name="T16">, </text:span><text:span text:style-name="T43">command</text:span><text:span text:style-name="T19">=send_form</text:span><text:span text:style-name="T16">, </text:span><text:span text:style-name="T43">bg</text:span><text:span text:style-name="T19">=</text:span><text:span text:style-name="T32">"gray"</text:span><text:span text:style-name="T16">, </text:span><text:span text:style-name="T43">fg</text:span><text:span text:style-name="T19">=</text:span><text:span text:style-name="T32">"white"</text:span><text:span text:style-name="T19">)</text:span><text:line-break/><text:span text:style-name="T19">send_button.grid(</text:span><text:span text:style-name="T43">row</text:span><text:span text:style-name="T19">=</text:span><text:span text:style-name="T35">7</text:span><text:span text:style-name="T16">, </text:span><text:span text:style-name="T43">column</text:span><text:span text:style-name="T19">=</text:span><text:span text:style-name="T35">0</text:span><text:span text:style-name="T16">, </text:span><text:span text:style-name="T43">columnspan</text:span><text:span text:style-name="T19">=</text:span><text:span text:style-name="T35">2</text:span><text:span text:style-name="T16">, </text:span><text:span text:style-name="T43">pady</text:span><text:span text:style-name="T19">=</text:span><text:span text:style-name="T35">5</text:span><text:span text:style-name="T19">)</text:span><text:line-break/><text:line-break/><text:span text:style-name="T19">status_label = tk.Label(root</text:span><text:span text:style-name="T16">, </text:span><text:span text:style-name="T43">text</text:span><text:span text:style-name="T19">=</text:span><text:span text:style-name="T32">"Please fill all entries."</text:span><text:span text:style-name="T19">)</text:span><text:line-break/><text:span text:style-name="T19">status_label.grid(</text:span><text:span text:style-name="T43">row</text:span><text:span text:style-name="T19">=</text:span><text:span text:style-name="T35">1</text:span><text:span text:style-name="T16">, </text:span><text:span text:style-name="T43">column</text:span><text:span text:style-name="T19">=</text:span><text:span text:style-name="T35">0</text:span><text:span text:style-name="T16">, </text:span><text:span text:style-name="T43">columnspan</text:span><text:span text:style-name="T19">=</text:span><text:span text:style-name="T35">2</text:span><text:span text:style-name="T16">, </text:span><text:span text:style-name="T43">pady</text:span><text:span text:style-name="T19">=</text:span><text:span text:style-name="T35">5</text:span><text:span text:style-name="T16">, </text:span><text:span text:style-name="T43">sticky</text:span><text:span text:style-name="T19">=</text:span><text:span text:style-name="T32">"w"</text:span><text:span text:style-name="T19">)</text:span><text:line-break/><text:line-break/><text:span text:style-name="T19">root.mainloop()</text:span><text:line-break/></text:p>
      <text:p text:style-name="P1"/>
      <text:p text:style-name="P10"/>
      <text:p text:style-name="P10"/>
      <text:p text:style-name="P9">Задача <text:span text:style-name="T38">2</text:span>.</text:p>
      <text:p text:style-name="P3"/>
      <text:p text:style-name="P10">Постановка задачи: </text:p>
      <text:p text:style-name="P6"><text:bookmark-start text:name="__DdeLink__111_2597649753"/><text:span text:style-name="T42">Разработать программу с применением пакета tk, взяв в качестве условия одну любую задачу из ПЗ №№ 2 – 9.</text:span><text:line-break/><text:span text:style-name="T42">Дано целое число A. Проверить истинность высказывания: «Число A является положительным».</text:span><text:bookmark-end text:name="__DdeLink__111_2597649753"/></text:p>
      <text:p text:style-name="P12"/>
      <text:p text:style-name="P10">Текст программы:</text:p>
      <text:p text:style-name="P2"><text:span text:style-name="T16">import </text:span><text:span text:style-name="T19">tkinter </text:span><text:span text:style-name="T16">as </text:span><text:span text:style-name="T19">tk</text:span><text:line-break/><text:line-break/><text:span text:style-name="T16">def </text:span><text:span text:style-name="T26">check_positive</text:span><text:span text:style-name="T19">():</text:span><text:line-break/><text:span text:style-name="T19"> <text:s text:c="3"/></text:span><text:span text:style-name="T16">try</text:span><text:span text:style-name="T19">:</text:span><text:line-break/><text:span text:style-name="T19"> <text:s text:c="7"/>number = </text:span><text:span text:style-name="T29">int</text:span><text:span text:style-name="T19">(entry.get())</text:span><text:line-break/><text:span text:style-name="T19"> <text:s text:c="7"/></text:span><text:span text:style-name="T16">if </text:span><text:span text:style-name="T19">number &gt; </text:span><text:span text:style-name="T35">0</text:span><text:span text:style-name="T19">:</text:span><text:line-break/><text:span text:style-name="T19"> <text:s text:c="11"/>result_label.config(</text:span><text:span text:style-name="T43">text</text:span><text:span text:style-name="T19">=</text:span><text:span text:style-name="T32">"Число является положительным"</text:span><text:span text:style-name="T19">)</text:span><text:line-break/><text:span text:style-name="T19"> <text:s text:c="7"/></text:span><text:span text:style-name="T16">else</text:span><text:span text:style-name="T19">:</text:span><text:line-break/><text:span text:style-name="T19"> <text:s text:c="11"/>result_label.config(</text:span><text:span text:style-name="T43">text</text:span><text:span text:style-name="T19">=</text:span><text:span text:style-name="T32">"Число не является положительным"</text:span><text:span text:style-name="T19">)</text:span><text:line-break/><text:span text:style-name="T19"> <text:s text:c="3"/></text:span><text:span text:style-name="T16">except </text:span><text:span text:style-name="T29">ValueError</text:span><text:span text:style-name="T19">:</text:span><text:line-break/><text:span text:style-name="T19"> <text:s text:c="7"/>result_label.config(</text:span><text:span text:style-name="T43">text</text:span><text:span text:style-name="T19">=</text:span><text:span text:style-name="T32">"Введите целое число"</text:span><text:span text:style-name="T19">)</text:span><text:line-break/><text:line-break/><text:span text:style-name="T19">root = tk.Tk()</text:span><text:line-break/><text:span text:style-name="T19">root.title(</text:span><text:span text:style-name="T32">"Проверка числа на положительность"</text:span><text:span text:style-name="T19">)</text:span><text:line-break/><text:line-break/><text:span text:style-name="T19">label = tk.Label(root</text:span><text:span text:style-name="T16">, </text:span><text:span text:style-name="T43">text</text:span><text:span text:style-name="T19">=</text:span><text:span text:style-name="T32">"Введите число:"</text:span><text:span text:style-name="T19">)</text:span><text:line-break/><text:span text:style-name="T19">label.pack()</text:span><text:line-break/><text:line-break/><text:span text:style-name="T19">entry = tk.Entry(root)</text:span><text:line-break/><text:soft-page-break/><text:span text:style-name="T19">entry.pack()</text:span><text:line-break/><text:line-break/><text:span text:style-name="T19">check_button = tk.Button(root</text:span><text:span text:style-name="T16">, </text:span><text:span text:style-name="T43">text</text:span><text:span text:style-name="T19">=</text:span><text:span text:style-name="T32">"Проверить"</text:span><text:span text:style-name="T16">, </text:span><text:span text:style-name="T43">command</text:span><text:span text:style-name="T19">=check_positive)</text:span><text:line-break/><text:span text:style-name="T19">check_button.pack()</text:span><text:line-break/><text:line-break/><text:span text:style-name="T19">result_label = tk.Label(root</text:span><text:span text:style-name="T16">, </text:span><text:span text:style-name="T43">text</text:span><text:span text:style-name="T19">=</text:span><text:span text:style-name="T32">""</text:span><text:span text:style-name="T19">)</text:span><text:line-break/><text:span text:style-name="T19">result_label.pack()</text:span><text:line-break/><text:line-break/><text:span text:style-name="T19">root.mainloop()</text:span></text:p>
      <text:p text:style-name="P10"/>
      <text:p text:style-name="P9">Задача <text:span text:style-name="T39">3</text:span>.</text:p>
      <text:p text:style-name="P9"/>
      <text:p text:style-name="P10">Постановка задачи: </text:p>
      <text:p text:style-name="P12"><text:bookmark-start text:name="__DdeLink__113_2597649753"/>Задание предполагает, что у студента есть проект с практическими работами (NoNo 2-13),<text:bookmark-end text:name="__DdeLink__113_2597649753"/></text:p>
      <text:p text:style-name="P12">оформленный согласно требованиям. Все задания выполняются c использованием модуля</text:p>
      <text:p text:style-name="P12">OS:</text:p>
      <text:p text:style-name="P12">перейдите в каталог PZ11. Выведите список всех файлов в этом каталоге. Имена</text:p>
      <text:p text:style-name="P12">вложенных подкаталогов выводить не нужно.</text:p>
      <text:p text:style-name="P12">перейти в корень проекта, создать папку с именем test. В ней создать еще одну папку</text:p>
      <text:p text:style-name="P12">test1. В папку test переместить два файла из ПЗ6, а в папку test1 - один файл из ПЗ7.</text:p>
      <text:p text:style-name="P12">Файл из ПЗ7 переименовать в test.txt. Вывести в консоль информацию о размере</text:p>
      <text:p text:style-name="P12">файлов в папке test.</text:p>
      <text:p text:style-name="P12">перейти в папку с PZ11, найти там файл с самым коротким именем, имя вывести в</text:p>
      <text:p text:style-name="P12">консоль. Использовать функцию basename () (os.path.basename()).</text:p>
      <text:p text:style-name="P12">перейти в любую папку где есть отчет в формате .pdf и «запустите» файл в</text:p>
      <text:p text:style-name="P12">привязанной к нему программе. Использовать функцию os.startfile().</text:p>
      <text:p text:style-name="P12">удалить файл test.txt.</text:p>
      <text:p text:style-name="P12"/>
      <text:p text:style-name="P10">Текст программы:</text:p>
      <text:p text:style-name="P4"><text:span text:style-name="T16">import </text:span><text:span text:style-name="T19">os</text:span><text:line-break/><text:span text:style-name="T16">import </text:span><text:span text:style-name="T19">subprocess</text:span><text:line-break/><text:line-break/><text:span text:style-name="T41"># 1. перейдите в каталог PZ11. Выведите список всех файлов в этом каталоге.</text:span><text:line-break/><text:span text:style-name="T41"># Имена вложенных подкаталогов выводить не нужно.</text:span><text:line-break/><text:line-break/><text:span text:style-name="T19">os.chdir(</text:span><text:span text:style-name="T32">r'/home/student/Документы/PycharmProjects/IS-22/Engibaryan/PZ-11'</text:span><text:span text:style-name="T19">)</text:span><text:line-break/><text:span text:style-name="T19">files = [f </text:span><text:span text:style-name="T16">for </text:span><text:span text:style-name="T19">f </text:span><text:span text:style-name="T16">in </text:span><text:span text:style-name="T19">os.listdir() </text:span><text:span text:style-name="T16">if </text:span><text:span text:style-name="T19">os.path.isfile(f)]</text:span><text:line-break/><text:span text:style-name="T29">print</text:span><text:span text:style-name="T19">(</text:span><text:span text:style-name="T32">"Список файлов в PZ_11:"</text:span><text:span text:style-name="T19">)</text:span><text:line-break/><text:span text:style-name="T16">for </text:span><text:span text:style-name="T19">file </text:span><text:span text:style-name="T16">in </text:span><text:span text:style-name="T19">files:</text:span><text:line-break/><text:span text:style-name="T19"> <text:s text:c="3"/></text:span><text:span text:style-name="T29">print</text:span><text:span text:style-name="T19">(file)</text:span><text:line-break/><text:line-break/><text:line-break/><text:span text:style-name="T41"># 2. перейти в корень проекта, создать папку с именем test. В ней создать еще одну папку</text:span><text:line-break/><text:span text:style-name="T41"># test1. В папку test переместить два файла из ПЗ6, а в папку test1 - один файл из ПЗ7.</text:span><text:line-break/><text:span text:style-name="T41"># Файл из ПЗ7 переименовать в test.txt. Вывести в консоль информацию о размере</text:span><text:line-break/><text:span text:style-name="T41"># файлов в папке test.</text:span><text:line-break/><text:line-break/><text:span text:style-name="T19">os.chdir(</text:span><text:span text:style-name="T32">r'/home/student/Документы/PycharmProjects/IS-22/Engibaryan'</text:span><text:span text:style-name="T19">)</text:span><text:line-break/><text:span text:style-name="T19">os.makedirs(</text:span><text:span text:style-name="T32">'test/test1'</text:span><text:span text:style-name="T19">)</text:span><text:line-break/><text:span text:style-name="T19">os.replace(</text:span><text:span text:style-name="T32">r'PZ_6/PZ_6_1.py'</text:span><text:span text:style-name="T16">, </text:span><text:span text:style-name="T32">'test/PZ_6_1.py'</text:span><text:span text:style-name="T19">)</text:span><text:line-break/><text:span text:style-name="T19">os.replace(</text:span><text:span text:style-name="T32">r'PZ_6/PZ_6_2.py'</text:span><text:span text:style-name="T16">, </text:span><text:span text:style-name="T32">'test/PZ_6_2.py'</text:span><text:span text:style-name="T19">)</text:span><text:line-break/><text:span text:style-name="T19">os.replace(</text:span><text:span text:style-name="T32">r'PZ_7/PZ_7_1.py'</text:span><text:span text:style-name="T16">, </text:span><text:span text:style-name="T32">'test/test1/test.txt'</text:span><text:span text:style-name="T19">)</text:span><text:line-break/><text:line-break/><text:soft-page-break/><text:span text:style-name="T19"> total_size = </text:span><text:span text:style-name="T29">sum</text:span><text:span text:style-name="T19">(os.path.getsize(os.path.join(</text:span><text:span text:style-name="T32">'test'</text:span><text:span text:style-name="T16">, </text:span><text:span text:style-name="T19">f)) </text:span><text:span text:style-name="T16">for </text:span><text:span text:style-name="T19">f </text:span><text:span text:style-name="T16">in </text:span><text:span text:style-name="T19">os.listdir(</text:span><text:span text:style-name="T32">'test'</text:span><text:span text:style-name="T19">))</text:span><text:line-break/><text:span text:style-name="T19"> </text:span><text:span text:style-name="T29">print</text:span><text:span text:style-name="T19">(</text:span><text:span text:style-name="T32">f"Размер файлов в папке test: </text:span><text:span text:style-name="T16">{</text:span><text:span text:style-name="T19">total_size</text:span><text:span text:style-name="T16">}</text:span><text:span text:style-name="T32"> байт"</text:span><text:span text:style-name="T19">)</text:span><text:line-break/><text:line-break/><text:span text:style-name="T41"># 3. перейти в папку с PZ11, найти там файл с самым коротким именем, имя вывести в</text:span><text:line-break/><text:span text:style-name="T41"># консоль. Использовать функцию basename () (os.path.basename()).</text:span><text:line-break/><text:line-break/><text:span text:style-name="T19">os.chdir(</text:span><text:span text:style-name="T32">r'/home/student/Документы/PycharmProjects/IS-22/Engibaryan/PZ-11'</text:span><text:span text:style-name="T19">)</text:span><text:line-break/><text:span text:style-name="T19">files = os.listdir()</text:span><text:line-break/><text:line-break/><text:span text:style-name="T19">shortest_filename = </text:span><text:span text:style-name="T16">None</text:span><text:line-break/><text:line-break/><text:span text:style-name="T16">for </text:span><text:span text:style-name="T19">file </text:span><text:span text:style-name="T16">in </text:span><text:span text:style-name="T19">files:</text:span><text:line-break/><text:span text:style-name="T19"> <text:s text:c="3"/></text:span><text:span text:style-name="T16">if </text:span><text:span text:style-name="T19">shortest_filename </text:span><text:span text:style-name="T16">is None or </text:span><text:span text:style-name="T29">len</text:span><text:span text:style-name="T19">(file) &lt; </text:span><text:span text:style-name="T29">len</text:span><text:span text:style-name="T19">(shortest_filename):</text:span><text:line-break/><text:span text:style-name="T19"> <text:s text:c="7"/>shortest_filename = file</text:span><text:line-break/><text:line-break/><text:span text:style-name="T29">print</text:span><text:span text:style-name="T19">(</text:span><text:span text:style-name="T32">'Самое короткое имя имеет файл:'</text:span><text:span text:style-name="T16">, </text:span><text:span text:style-name="T19">os.path.basename(shortest_filename))</text:span><text:line-break/><text:line-break/><text:line-break/><text:span text:style-name="T41"># 4. перейти в любую папку, где есть отчет в формате .pdf и «запустите» файл в</text:span><text:line-break/><text:span text:style-name="T41"># привязанной к нему программе. Использовать функцию os.startfile().</text:span><text:line-break/><text:line-break/><text:span text:style-name="T19">pdf_file = </text:span><text:span text:style-name="T32">r'/home/student/Документы/PycharmProjects/IS-22/Engibaryan/PZ-16/PZ-16.pdf'</text:span><text:line-break/><text:span text:style-name="T19">subprocess.call([</text:span><text:span text:style-name="T32">'xdg-open'</text:span><text:span text:style-name="T16">, </text:span><text:span text:style-name="T19">pdf_file])</text:span><text:line-break/><text:line-break/><text:line-break/><text:span text:style-name="T41"># 5. удалить файл test.txt.</text:span><text:line-break/><text:line-break/><text:span text:style-name="T19">os.remove(</text:span><text:span text:style-name="T32">"test/test1/test.txt"</text:span><text:span text:style-name="T19">)</text:span></text:p>
      <text:p text:style-name="P1"/>
      <text:p text:style-name="P10"/>
      <text:p text:style-name="P10"/>
      <text:p text:style-name="P10">Вывод: <text:span text:style-name="T8">я </text:span><text:span text:style-name="T10">закрепи</text:span><text:span text:style-name="T13">ла</text:span><text:span text:style-name="T10"> усвоенные знания, понятия, алгоритмы,</text:span></text:p>
      <text:p text:style-name="P11"><text:span text:style-name="T14">основные принципы составления программ, приобре</text:span><text:span text:style-name="T15">лпа</text:span><text:span text:style-name="T14"> навыки составление</text:span></text:p>
      <text:p text:style-name="P11"><text:span text:style-name="T14">программ с использованием GUI Tkinter в IDE PyCharm Community, изучи</text:span><text:span text:style-name="T15">ла</text:span></text:p>
      <text:p text:style-name="P11"><text:span text:style-name="T14">возможности модуля OS.</text:span></text:p>
      <text:p text:style-name="P7">Выполнены разработка кода, отладка, тестирование, оптимизация программного кода.</text:p>
      <text:p text:style-name="P7">Готовые программные коды выложены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fo:font-size="12pt" style:letter-kerning="true" style:font-name-asian="Verdana" style:font-family-asian="Verdana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5-31T15:41:48.935807361</dc:date>
    <meta:editing-cycles>2</meta:editing-cycles>
    <meta:editing-duration>PT6M2S</meta:editing-duration>
    <meta:document-statistic meta:table-count="0" meta:image-count="0" meta:object-count="0" meta:page-count="4" meta:paragraph-count="43" meta:word-count="723" meta:character-count="6537" meta:non-whitespace-character-count="5667"/>
    <meta:user-defined meta:name="Поле 1"/>
    <meta:user-defined meta:name="Поле 2"/>
    <meta:user-defined meta:name="Поле 3"/>
    <meta:user-defined meta:name="Поле 4"/>
  </office:meta>
</office:document-meta>
</file>